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aa74e" officeooo:paragraph-rsid="000aa74e"/>
    </style:style>
    <style:style style:name="P2" style:family="paragraph" style:parent-style-name="Standard">
      <style:text-properties style:font-name="Times New Roman" fo:font-size="26pt" officeooo:rsid="000aa74e" officeooo:paragraph-rsid="000aa74e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6pt" officeooo:rsid="000aa74e" officeooo:paragraph-rsid="000aa74e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8pt" style:text-underline-style="solid" style:text-underline-width="auto" style:text-underline-color="font-color" fo:font-weight="bold" officeooo:rsid="000aa74e" officeooo:paragraph-rsid="000aa74e" style:font-size-asian="28pt" style:font-weight-asian="bold" style:font-size-complex="2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 jogosítvány meghosszabbításához szükséges okmányok </text:p>
      <text:p text:style-name="P4"/>
      <text:p text:style-name="P1"><text:span text:style-name="T4">-</text:span> <text:span text:style-name="T2">személyi igazolvány</text:span></text:p>
      <text:p text:style-name="P2">- lakcímkártya</text:p>
      <text:p text:style-name="P2">- TAJ kártya</text:p>
      <text:p text:style-name="P2">- lejáró jogosítvány</text:p>
      <text:p text:style-name="P2"/>
      <text:p text:style-name="P3">Kérjük, ezeket hozza magával!</text:p>
      <text:p text:style-name="P3">Köszönjük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8:15:14.729000000</meta:creation-date>
    <dc:date>2018-08-28T08:18:04.737000000</dc:date>
    <meta:editing-duration>PT2M50S</meta:editing-duration>
    <meta:editing-cycles>1</meta:editing-cycles>
    <meta:document-statistic meta:table-count="0" meta:image-count="0" meta:object-count="0" meta:page-count="1" meta:paragraph-count="7" meta:word-count="21" meta:character-count="159" meta:non-whitespace-character-count="144"/>
    <meta:generator>LibreOffice/5.4.4.2$Windows_x86 LibreOffice_project/2524958677847fb3bb44820e40380acbe820f960</meta:generator>
  </office:meta>
</office:document-meta>
</file>